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685" draw:textarea-horizontal-align="justify" draw:textarea-vertical-align="middle" draw:auto-grow-height="false" fo:min-height="1.15cm" fo:min-width="2.5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448cm" fo:min-width="1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325cm" fo:min-width="0.85cm"/>
    </style:style>
    <style:style style:name="gr4" style:family="graphic" style:parent-style-name="standard">
      <style:graphic-properties draw:textarea-horizontal-align="justify" draw:textarea-vertical-align="middle" draw:auto-grow-height="false" fo:min-height="1.51cm" fo:min-width="1.724cm"/>
    </style:style>
    <style:style style:name="gr5" style:family="graphic" style:parent-style-name="standard">
      <style:graphic-properties draw:fill-color="#00aaad" draw:textarea-horizontal-align="justify" draw:textarea-vertical-align="middle" draw:auto-grow-height="false" fo:min-height="1.51cm" fo:min-width="1.724cm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1.15cm" fo:min-width="2.5cm"/>
    </style:style>
    <style:style style:name="gr7" style:family="graphic" style:parent-style-name="objectwithoutfill">
      <style:graphic-properties svg:stroke-color="#f5822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58220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-color="#e0efd4" draw:textarea-horizontal-align="justify" draw:textarea-vertical-align="middle" draw:auto-grow-height="false" fo:min-height="1.25cm" fo:min-width="1.9cm"/>
    </style:style>
    <style:style style:name="gr10" style:family="graphic" style:parent-style-name="objectwithoutfill">
      <style:graphic-properties svg:stroke-color="#00b274" draw:fill="none" draw:textarea-vertical-align="middle"/>
    </style:style>
    <style:style style:name="gr11" style:family="graphic" style:parent-style-name="standard">
      <style:graphic-properties draw:fill-color="#e0efd4" draw:textarea-horizontal-align="justify" draw:textarea-vertical-align="middle" draw:auto-grow-height="false" fo:min-height="1.091cm" fo:min-width="1.9cm"/>
    </style:style>
    <style:style style:name="gr12" style:family="graphic" style:parent-style-name="standard">
      <style:graphic-properties draw:fill-color="#e0efd4" draw:textarea-horizontal-align="justify" draw:textarea-vertical-align="middle" draw:auto-grow-height="false" fo:min-height="0.55cm" fo:min-width="1.9cm"/>
    </style:style>
    <style:style style:name="gr13" style:family="graphic" style:parent-style-name="standard">
      <style:graphic-properties draw:fill-color="#72bf44" draw:textarea-horizontal-align="justify" draw:textarea-vertical-align="middle" draw:auto-grow-height="false" fo:min-height="0.74cm" fo:min-width="0.774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1.448cm" fo:min-width="1.834cm"/>
    </style:style>
    <style:style style:name="gr16" style:family="graphic" style:parent-style-name="standard">
      <style:graphic-properties draw:textarea-horizontal-align="justify" draw:textarea-vertical-align="middle" draw:auto-grow-height="false" fo:min-height="0.951cm" fo:min-width="2.101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584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05cm" fo:min-width="15.7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6cm" fo:min-width="0.986cm"/>
    </style:style>
    <style:style style:name="gr20" style:family="graphic" style:parent-style-name="standard">
      <style:graphic-properties draw:fill-color="#ffe5ca" draw:textarea-horizontal-align="justify" draw:textarea-vertical-align="top" draw:auto-grow-height="false" fo:min-height="8.15cm" fo:min-width="16cm"/>
    </style:style>
    <style:style style:name="gr21" style:family="graphic" style:parent-style-name="standard">
      <style:graphic-properties draw:fill-color="#e0efd4" draw:textarea-horizontal-align="justify" draw:textarea-vertical-align="middle" draw:auto-grow-height="false" fo:min-height="0.95cm" fo:min-width="1.9cm"/>
    </style:style>
    <style:style style:name="gr22" style:family="graphic" style:parent-style-name="standard">
      <style:graphic-properties draw:fill-color="#e0efd4" draw:textarea-horizontal-align="justify" draw:textarea-vertical-align="middle" draw:auto-grow-height="false" fo:min-height="1.05cm" fo:min-width="1.9cm"/>
    </style:style>
    <style:style style:name="gr23" style:family="graphic" style:parent-style-name="objectwithoutfill">
      <style:graphic-properties svg:stroke-color="#72bf4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685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00aaad"/>
      <style:paragraph-properties fo:text-align="center"/>
    </style:style>
    <style:style style:name="P5" style:family="paragraph">
      <loext:graphic-properties draw:fill-color="#fff45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0efd4"/>
      <style:paragraph-properties fo:text-align="center"/>
      <style:text-properties fo:font-size="7.5pt" style:font-size-asian="7.5pt" style:font-size-complex="7.5pt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end"/>
      <style:text-properties fo:font-size="9pt" style:font-size-asian="9pt" style:font-size-complex="9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e5ca"/>
      <style:paragraph-properties fo:text-align="start"/>
      <style:text-properties fo:font-size="7.5pt" style:font-size-asian="7.5pt" style:font-size-complex="7.5pt"/>
    </style:style>
    <style:style style:name="T1" style:family="text">
      <style:text-properties fo:font-size="7.5pt" style:font-size-asian="7.5pt" style:font-size-complex="7.5pt"/>
    </style:style>
    <style:style style:name="T2" style:family="text">
      <style:text-properties fo:color="#0066b3" fo:font-size="7.5pt" style:font-size-asian="7.5pt" style:font-size-complex="7.5pt"/>
    </style:style>
    <style:style style:name="T3" style:family="text">
      <style:text-properties fo:color="#0066b3" style:text-line-through-style="solid" style:text-line-through-type="single" fo:font-size="7.5pt" style:font-size-asian="7.5pt" style:font-size-complex="7.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72bf44"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3" draw:id="id3" draw:layer="layout" svg:width="3cm" svg:height="1.4cm" svg:x="9.7cm" svg:y="6.1cm">
          <text:p text:style-name="P1">mnt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3cm" svg:height="2.4cm" svg:x="9.6cm" svg:y="12.3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.7cm" svg:height="1.8cm" svg:x="9.9cm" svg:y="8.7cm">
          <text:p text:style-name="P1">sync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xml:id="id4" draw:id="id4" draw:layer="layout" svg:width="2.4cm" svg:height="1.9cm" svg:x="5.8cm" svg:y="15.5cm">
          <text:p text:style-name="P1">service-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5" draw:id="id5" draw:layer="layout" svg:width="2.4cm" svg:height="1.9cm" svg:x="9.7cm" svg:y="18.9cm">
          <text:p text:style-name="P1">brows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" draw:id="id11" draw:layer="layout" svg:width="2.4cm" svg:height="1.9cm" svg:x="5.8cm" svg:y="18.8cm">
          <text:p text:style-name="P1">App flut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" draw:id="id1" draw:layer="layout" svg:width="3cm" svg:height="1.4cm" svg:x="3.441cm" svg:y="6.141cm">
          <text:p text:style-name="P1">bsc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7cm" svg:height="1.8cm" svg:x="3.5cm" svg:y="9.2cm">
          <text:p text:style-name="P1">Uniswap pric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xml:id="id9" draw:id="id9" draw:layer="layout" svg:width="2.7cm" svg:height="1.8cm" svg:x="15.6cm" svg:y="8.8cm">
          <text:p text:style-name="P1">Btc pric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xml:id="id10" draw:id="id10" draw:layer="layout" svg:width="3cm" svg:height="1.4cm" svg:x="15.459cm" svg:y="6.1cm">
          <text:p text:style-name="P1">Other api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2.4cm" svg:height="1.9cm" svg:x="2.1cm" svg:y="18.8cm">
          <text:p text:style-name="P1">H5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6" draw:layer="layout" draw:type="curve" svg:x1="4.941cm" svg:y1="7.541cm" svg:x2="4.85cm" svg:y2="9.2cm" draw:start-shape="id1" draw:start-glue-point="2" draw:end-shape="id2" draw:end-glue-point="0" svg:d="M4941 7541c0 1245-91 416-91 1659" svg:viewBox="0 0 92 1660">
          <text:p/>
        </draw:connector>
        <draw:connector draw:style-name="gr7" draw:text-style-name="P6" draw:layer="layout" draw:type="curve" svg:x1="9.7cm" svg:y1="6.8cm" svg:x2="7cm" svg:y2="15.5cm" draw:start-shape="id3" draw:start-glue-point="3" draw:end-shape="id4" draw:end-glue-point="4" svg:d="M9700 6800c-1800 0-2700 2900-2700 8700" svg:viewBox="0 0 2701 8701">
          <text:p/>
        </draw:connector>
        <draw:connector draw:style-name="gr7" draw:text-style-name="P6" draw:layer="layout" draw:type="curve" svg:x1="8.2cm" svg:y1="16.45cm" svg:x2="10.9cm" svg:y2="18.9cm" draw:start-shape="id4" draw:start-glue-point="7" draw:end-shape="id5" draw:end-glue-point="4" svg:d="M8200 16450c1800 0 2700 816 2700 2450" svg:viewBox="0 0 2701 2451">
          <text:p/>
        </draw:connector>
        <draw:connector draw:style-name="gr7" draw:text-style-name="P6" draw:layer="layout" draw:type="curve" svg:x1="11.25cm" svg:y1="14.7cm" svg:x2="8.2cm" svg:y2="16.45cm" draw:start-shape="id6" draw:start-glue-point="8" draw:end-shape="id4" draw:end-glue-point="7" svg:d="M11250 14700c0 1167-1016 1750-3050 1750" svg:viewBox="0 0 3051 1751">
          <text:p/>
        </draw:connector>
        <draw:connector draw:style-name="gr7" draw:text-style-name="P6" draw:layer="layout" draw:type="curve" svg:x1="5.8cm" svg:y1="16.45cm" svg:x2="3.3cm" svg:y2="18.8cm" draw:start-shape="id4" draw:start-glue-point="5" draw:end-shape="id7" svg:d="M5800 16450c-1667 0-2500 783-2500 2350" svg:viewBox="0 0 2501 2351">
          <text:p/>
        </draw:connector>
        <draw:connector draw:style-name="gr7" draw:text-style-name="P6" draw:layer="layout" draw:type="curve" svg:x1="4.85cm" svg:y1="11cm" svg:x2="9.6cm" svg:y2="13.5cm" draw:start-shape="id2" draw:start-glue-point="2" draw:end-shape="id6" draw:end-glue-point="6" svg:d="M4850 11000c0 1667 1583 2500 4750 2500" svg:viewBox="0 0 4751 2501">
          <text:p/>
        </draw:connector>
        <draw:connector draw:style-name="gr7" draw:text-style-name="P6" draw:layer="layout" draw:type="curve" svg:x1="11.2cm" svg:y1="7.5cm" svg:x2="11.25cm" svg:y2="8.7cm" draw:start-shape="id3" draw:start-glue-point="2" draw:end-shape="id8" draw:end-glue-point="0" svg:d="M11200 7500c0 900 50 300 50 1200" svg:viewBox="0 0 51 1201">
          <text:p/>
        </draw:connector>
        <draw:connector draw:style-name="gr7" draw:text-style-name="P6" draw:layer="layout" draw:type="curve" svg:x1="11.25cm" svg:y1="10.5cm" svg:x2="11.25cm" svg:y2="12.3cm" draw:start-shape="id8" draw:start-glue-point="2" draw:end-shape="id6" draw:end-glue-point="4" svg:d="M11250 10500v1800" svg:viewBox="0 0 1 1801">
          <text:p/>
        </draw:connector>
        <draw:connector draw:style-name="gr7" draw:text-style-name="P6" draw:layer="layout" draw:type="curve" svg:x1="16.95cm" svg:y1="10.6cm" svg:x2="12.9cm" svg:y2="13.5cm" draw:start-shape="id9" draw:start-glue-point="2" draw:end-shape="id6" draw:end-glue-point="10" svg:d="M16950 10600c0 1934-1350 2900-4050 2900" svg:viewBox="0 0 4051 2901">
          <text:p/>
        </draw:connector>
        <draw:connector draw:style-name="gr7" draw:text-style-name="P6" draw:layer="layout" draw:type="curve" svg:x1="16.959cm" svg:y1="7.5cm" svg:x2="16.95cm" svg:y2="8.8cm" draw:start-shape="id10" draw:start-glue-point="2" draw:end-shape="id9" draw:end-glue-point="0" svg:d="M16959 7500c0 975-9 325-9 1300" svg:viewBox="0 0 10 1301">
          <text:p/>
        </draw:connector>
        <draw:connector draw:style-name="gr7" draw:text-style-name="P6" draw:layer="layout" draw:type="curve" svg:x1="7cm" svg:y1="17.4cm" svg:x2="7cm" svg:y2="18.8cm" draw:start-shape="id4" draw:start-glue-point="6" draw:end-shape="id11" draw:end-glue-point="4" svg:d="M7000 17400v1400" svg:viewBox="0 0 1 1401">
          <text:p/>
        </draw:connector>
        <draw:connector draw:style-name="gr8" draw:text-style-name="P6" draw:layer="layout" draw:type="curve" svg:x1="4.5cm" svg:y1="19.75cm" svg:x2="5.8cm" svg:y2="19.75cm" draw:start-shape="id7" draw:start-glue-point="7" draw:end-shape="id11" draw:end-glue-point="5" svg:d="M4500 19750h1300" svg:viewBox="0 0 1301 1">
          <text:p/>
        </draw:connector>
        <draw:custom-shape draw:style-name="gr9" draw:text-style-name="P7" xml:id="id12" draw:id="id12" draw:layer="layout" svg:width="2.4cm" svg:height="1.5cm" svg:x="12.7cm" svg:y="8.9cm">
          <text:p text:style-name="P1"><text:span text:style-name="T1">Sync=&gt;run.sh</text:span><text:span text:style-name="T1"><text:line-break/></text:span><text:span text:style-name="T1">=&gt;python3 sync.py</text:span><text:span text:style-name="T1"><text:line-break/></text:span><text:span text:style-name="T2">screen -r sync</text:span><text:span text:style-name="T2"><text:line-break/></text:span><text:span text:style-name="T2">sh ./run.sh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1.25cm" svg:y1="8.7cm" svg:x2="13.9cm" svg:y2="8.9cm" draw:start-shape="id8" draw:start-glue-point="0" draw:end-shape="id12" svg:d="M11250 8700c0-751 2650-851 2650 200" svg:viewBox="0 0 2651 777">
          <text:p/>
        </draw:connector>
        <draw:custom-shape draw:style-name="gr11" draw:text-style-name="P7" xml:id="id13" draw:id="id13" draw:layer="layout" svg:width="2.4cm" svg:height="1.341cm" svg:x="16.127cm" svg:y="12.959cm">
          <text:p text:style-name="P1"><text:span text:style-name="T1">Sync</text:span><text:span text:style-name="T1"><text:line-break/></text:span><text:span text:style-name="T1">=&gt;update_price.py</text:span></text:p>
          <text:p text:style-name="P1"><text:span text:style-name="T2">Screen -r sync</text:span><text:span text:style-name="T2"><text:line-break/></text:span><text:span text:style-name="T2">python3 update_price.p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6.95cm" svg:y1="10.6cm" svg:x2="17.327cm" svg:y2="12.959cm" draw:start-shape="id9" draw:start-glue-point="2" draw:end-shape="id13" svg:d="M16950 10600c0 1770 377 591 377 2359" svg:viewBox="0 0 378 2360">
          <text:p/>
        </draw:connector>
        <draw:custom-shape draw:style-name="gr9" draw:text-style-name="P7" xml:id="id14" draw:id="id14" draw:layer="layout" svg:width="2.4cm" svg:height="1.5cm" svg:x="2.4cm" svg:y="12.3cm">
          <text:p text:style-name="P1"><text:span text:style-name="T1">service_api=&gt;</text:span><text:span text:style-name="T1"><text:line-break/></text:span><text:span text:style-name="T1">task/price.js</text:span><text:span text:style-name="T1"><text:line-break/></text:span><text:span text:style-name="T2">screen </text:span><text:span text:style-name="T3">r price</text:span><text:span text:style-name="T2">2</text:span><text:span text:style-name="T2"><text:line-break/></text:span><text:span text:style-name="T2">node price.js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4.85cm" svg:y1="11cm" svg:x2="3.6cm" svg:y2="12.3cm" draw:start-shape="id2" draw:start-glue-point="2" draw:end-shape="id14" draw:end-glue-point="0" svg:d="M4850 11000c0 976-1250 327-1250 1300" svg:viewBox="0 0 1251 1301">
          <text:p/>
        </draw:connector>
        <draw:custom-shape draw:style-name="gr12" draw:text-style-name="P7" xml:id="id15" draw:id="id15" draw:layer="layout" svg:width="2.4cm" svg:height="0.8cm" svg:x="2cm" svg:y="21.8cm">
          <text:p text:style-name="P1"><text:span text:style-name="T1">totems=&gt;</text:span><text:span text:style-name="T1"><text:line-break/></text:span><text:span text:style-name="T1">index.vu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3.3cm" svg:y1="20.7cm" svg:x2="3.2cm" svg:y2="21.8cm" draw:start-shape="id7" draw:start-glue-point="6" draw:end-shape="id15" draw:end-glue-point="0" svg:d="M3300 20700c0 826-100 277-100 1100" svg:viewBox="0 0 101 1101">
          <text:p/>
        </draw:connector>
        <draw:custom-shape draw:style-name="gr12" draw:text-style-name="P7" xml:id="id16" draw:id="id16" draw:layer="layout" svg:width="2.4cm" svg:height="0.8cm" svg:x="9.8cm" svg:y="21.8cm">
          <text:p text:style-name="P1"><text:span text:style-name="T1">browser=&gt;</text:span><text:span text:style-name="T1"><text:line-break/></text:span><text:span text:style-name="T1">nginx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0.9cm" svg:y1="20.8cm" svg:x2="11cm" svg:y2="21.8cm" draw:start-shape="id5" draw:start-glue-point="6" draw:end-shape="id16" draw:end-glue-point="0" svg:d="M10900 20800c0 751 100 252 100 1000" svg:viewBox="0 0 101 1001">
          <text:p/>
        </draw:connector>
        <draw:custom-shape draw:style-name="gr13" draw:text-style-name="P8" xml:id="id17" draw:id="id17" draw:layer="layout" svg:width="1.8cm" svg:height="1.4cm" svg:x="0.8cm" svg:y="14.8cm">
          <text:p text:style-name="P1">we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3.441cm" svg:y1="6.841cm" svg:x2="1.7cm" svg:y2="14.8cm" draw:start-shape="id1" draw:start-glue-point="3" draw:end-shape="id17" draw:end-glue-point="4" svg:d="M3441 6841c-1161 0-1741 2653-1741 7959" svg:viewBox="0 0 1742 7960">
          <text:p/>
        </draw:connector>
        <draw:connector draw:style-name="gr7" draw:text-style-name="P6" draw:layer="layout" draw:type="curve" svg:x1="1.7cm" svg:y1="16.2cm" svg:x2="2.1cm" svg:y2="19.75cm" draw:start-shape="id17" draw:start-glue-point="8" draw:end-shape="id7" draw:end-glue-point="5" svg:d="M1700 16200c0 1951-50 1625-138 2025s-213 1525 538 1525" svg:viewBox="0 0 606 3551">
          <text:p/>
        </draw:connector>
      </draw:page>
      <draw:page draw:name="page2" draw:style-name="dp1" draw:master-page-name="默认">
        <draw:custom-shape draw:style-name="gr14" draw:text-style-name="P1" draw:layer="layout" svg:width="3cm" svg:height="1.4cm" svg:x="15.9cm" svg:y="5.9cm">
          <text:p text:style-name="P1">mnt</text:p>
          <draw:enhanced-geometry svg:viewBox="0 0 21600 21600" draw:type="rectangle" draw:enhanced-path="M 0 0 L 21600 0 21600 21600 0 21600 0 0 Z N"/>
        </draw:custom-shape>
        <draw:custom-shape draw:style-name="gr15" draw:text-style-name="P1" xml:id="id20" draw:id="id20" draw:layer="layout" svg:width="3.3cm" svg:height="2.4cm" svg:x="8.9cm" svg:y="5.4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8" draw:id="id18" draw:layer="layout" svg:width="3cm" svg:height="1.4cm" svg:x="1.8cm" svg:y="5.9cm">
          <text:p text:style-name="P1">bsc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2.6cm" svg:height="1.2cm" svg:x="5.6cm" svg:y="6cm">
          <text:p text:style-name="P1">transf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27" draw:id="id27" draw:layer="layout" svg:width="2.6cm" svg:height="1.6cm" svg:x="12.8cm" svg:y="5.9cm">
          <text:p text:style-name="P1">Dete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3cm" svg:height="1.4cm" svg:x="15.8cm" svg:y="11.2cm">
          <text:p text:style-name="P1">bsc</text:p>
          <draw:enhanced-geometry svg:viewBox="0 0 21600 21600" draw:type="rectangle" draw:enhanced-path="M 0 0 L 21600 0 21600 21600 0 21600 0 0 Z N"/>
        </draw:custom-shape>
        <draw:custom-shape draw:style-name="gr15" draw:text-style-name="P1" xml:id="id23" draw:id="id23" draw:layer="layout" svg:width="3.3cm" svg:height="2.4cm" svg:x="8.8cm" svg:y="10.7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1" draw:id="id21" draw:layer="layout" svg:width="3cm" svg:height="1.4cm" svg:x="1.7cm" svg:y="11.2cm">
          <text:p text:style-name="P1">mnt</text:p>
          <draw:enhanced-geometry svg:viewBox="0 0 21600 21600" draw:type="rectangle" draw:enhanced-path="M 0 0 L 21600 0 21600 21600 0 21600 0 0 Z N"/>
        </draw:custom-shape>
        <draw:custom-shape draw:style-name="gr16" draw:text-style-name="P1" xml:id="id22" draw:id="id22" draw:layer="layout" svg:width="2.6cm" svg:height="1.2cm" svg:x="5.5cm" svg:y="11.3cm">
          <text:p text:style-name="P1">transf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25" draw:id="id25" draw:layer="layout" svg:width="2.6cm" svg:height="1.6cm" svg:x="12.7cm" svg:y="11.2cm">
          <text:p text:style-name="P1">Dete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0" draw:layer="layout" svg:width="16.2cm" svg:height="2.3cm" svg:x="2.1cm" svg:y="15cm">
          <text:p text:style-name="P9"><text:span text:style-name="T4"><text:s/></text:span><text:span text:style-name="T4">The transfer request from BSC to MNT is detected, and the transfer data is written into the database. </text:span><text:span text:style-name="T4"><text:line-break/></text:span><text:span text:style-name="T4">The program detects the transfer request from BSC to MNT recorded in the database, transfers the requested </text:span><text:span text:style-name="T4"><text:line-break/></text:span><text:span text:style-name="T4">transfer data to the binding address and writes it back to the database. Otherwise, the same is true 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4.8cm" svg:y1="6.6cm" svg:x2="5.6cm" svg:y2="6.6cm" draw:start-shape="id18" draw:start-glue-point="1" draw:end-shape="id19" svg:d="M4800 6600h800" svg:viewBox="0 0 801 1">
          <text:p/>
        </draw:connector>
        <draw:connector draw:style-name="gr7" draw:text-style-name="P6" draw:layer="layout" draw:type="curve" svg:x1="8.2cm" svg:y1="6.6cm" svg:x2="8.9cm" svg:y2="6.6cm" draw:start-shape="id19" draw:start-glue-point="1" draw:end-shape="id20" svg:d="M8200 6600h700" svg:viewBox="0 0 701 1">
          <text:p/>
        </draw:connector>
        <draw:connector draw:style-name="gr7" draw:text-style-name="P6" draw:layer="layout" draw:type="curve" svg:x1="4.7cm" svg:y1="11.9cm" svg:x2="5.5cm" svg:y2="11.9cm" draw:start-shape="id21" draw:start-glue-point="1" draw:end-shape="id22" svg:d="M4700 11900h800" svg:viewBox="0 0 801 1">
          <text:p/>
        </draw:connector>
        <draw:connector draw:style-name="gr7" draw:text-style-name="P6" draw:layer="layout" draw:type="curve" svg:x1="8.1cm" svg:y1="11.9cm" svg:x2="8.8cm" svg:y2="11.9cm" draw:start-shape="id22" draw:start-glue-point="1" draw:end-shape="id23" svg:d="M8100 11900h700" svg:viewBox="0 0 701 1">
          <text:p/>
        </draw:connector>
        <draw:custom-shape draw:style-name="gr19" draw:text-style-name="P11" draw:layer="layout" svg:width="2.1cm" svg:height="1.2cm" svg:x="2.2cm" svg:y="18.2cm">
          <text:p text:style-name="P1">not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6.5cm" svg:height="8.4cm" svg:x="1.9cm" svg:y="19.9cm">
          <text:list text:style-name="L2">
            <text:list-item>
              <text:p text:style-name="P12"><text:span text:style-name="T1">const BSC_TEST = Common.forCustomChain('mainnet', {name: 'bnb', networkId: 97, chainId: 97}, 'petersburg');</text:span></text:p>
            </text:list-item>
            <text:list-item>
              <text:p text:style-name="P12"><text:span text:style-name="T1">const BSC_MAIN = Common.forCustomChain('mainnet', {name: 'bnb', networkId: 56, chainId: 56}, 'petersburg');</text:span><text:span text:style-name="T1"><text:line-break/></text:span><text:span text:style-name="T1"><text:line-break/></text:span><text:span text:style-name="T1">// mainnet</text:span></text:p>
            </text:list-item>
            <text:list-item>
              <text:p text:style-name="P12"><text:span text:style-name="T1">//const web3 = new Web3('https://bsc-dataseed1.binance.org:443');</text:span></text:p>
            </text:list-item>
            <text:list-item>
              <text:p text:style-name="P12"><text:span text:style-name="T1">// testnet</text:span></text:p>
            </text:list-item>
            <text:list-item>
              <text:p text:style-name="P12"><text:span text:style-name="T1">const web3 = new Web3('https://data-seed-prebsc-1-s1.binance.org:8545')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7" xml:id="id24" draw:id="id24" draw:layer="layout" svg:width="2.4cm" svg:height="1.2cm" svg:x="5.6cm" svg:y="3.9cm">
          <text:p text:style-name="P1"><text:span text:style-name="T1">service-api=&gt;</text:span><text:span text:style-name="T1"><text:line-break/></text:span><text:span text:style-name="T1">task/bsc_add.js</text:span><text:span text:style-name="T1"><text:line-break/></text:span><text:span text:style-name="T2">node bsc_add.js</text:span><text:span text:style-name="T2"><text:line-break/></text:span><text:span text:style-name="T5">write 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26" draw:id="id26" draw:layer="layout" svg:width="2.4cm" svg:height="1.3cm" svg:x="12.8cm" svg:y="9.3cm">
          <text:p text:style-name="P1"><text:span text:style-name="T1">service-api=&gt;</text:span><text:span text:style-name="T1"><text:line-break/></text:span><text:span text:style-name="T1">task/bsc_mod.js</text:span><text:span text:style-name="T1"><text:line-break/></text:span><text:span text:style-name="T2">node bsc_mod.js</text:span></text:p>
          <text:p text:style-name="P1"><text:span text:style-name="T5">Write database 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draw:type="curve" svg:x1="6.9cm" svg:y1="6cm" svg:x2="6.8cm" svg:y2="5.1cm" draw:start-shape="id19" draw:start-glue-point="0" draw:end-shape="id24" draw:end-glue-point="2" svg:d="M6900 6000c0-675-100-225-100-900" svg:viewBox="0 0 101 901">
          <text:p/>
        </draw:connector>
        <draw:connector draw:style-name="gr23" draw:text-style-name="P6" draw:layer="layout" draw:type="curve" svg:x1="14cm" svg:y1="11.2cm" svg:x2="14cm" svg:y2="10.6cm" draw:start-shape="id25" draw:end-shape="id26" draw:end-glue-point="2" svg:d="M14000 11200v-600" svg:viewBox="0 0 1 601">
          <text:p/>
        </draw:connector>
        <draw:custom-shape draw:style-name="gr21" draw:text-style-name="P7" xml:id="id28" draw:id="id28" draw:layer="layout" svg:width="2.4cm" svg:height="1.2cm" svg:x="12.9cm" svg:y="4cm">
          <text:p text:style-name="P1"><text:span text:style-name="T1">sync=&gt;</text:span><text:span text:style-name="T1"><text:line-break/></text:span><text:span text:style-name="T1">bridge.py</text:span><text:span text:style-name="T1"><text:line-break/></text:span><text:span text:style-name="T1">python3 birdge.py</text:span><text:span text:style-name="T2"><text:line-break/></text:span><text:span text:style-name="T5">write database double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29" draw:id="id29" draw:layer="layout" svg:width="2.4cm" svg:height="1.2cm" svg:x="5.6cm" svg:y="9.2cm">
          <text:p text:style-name="P1"><text:span text:style-name="T1">sync=&gt;</text:span><text:span text:style-name="T1"><text:line-break/></text:span><text:span text:style-name="T1">bridge.py</text:span><text:span text:style-name="T1"><text:line-break/></text:span><text:span text:style-name="T1">python3 birdge.py</text:span><text:span text:style-name="T2"><text:line-break/></text:span><text:span text:style-name="T5">write database 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draw:type="curve" svg:x1="14.1cm" svg:y1="5.9cm" svg:x2="14.1cm" svg:y2="5.2cm" draw:start-shape="id27" draw:end-shape="id28" draw:end-glue-point="2" svg:d="M14100 5900v-700" svg:viewBox="0 0 1 701">
          <text:p/>
        </draw:connector>
        <draw:connector draw:style-name="gr23" draw:text-style-name="P6" draw:layer="layout" draw:type="curve" svg:x1="6.8cm" svg:y1="11.3cm" svg:x2="6.8cm" svg:y2="10.4cm" draw:start-shape="id22" draw:start-glue-point="0" draw:end-shape="id29" draw:end-glue-point="2" svg:d="M6800 11300v-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12T10:24:02.100593084</meta:creation-date>
    <dc:date>2022-05-13T09:19:03.692421577</dc:date>
    <meta:editing-duration>PT7H41M8S</meta:editing-duration>
    <meta:editing-cycles>95</meta:editing-cycles>
    <meta:generator>LibreOffice/6.0.7.3$Linux_X86_64 LibreOffice_project/00m0$Build-3</meta:generator>
    <meta:document-statistic meta:object-count="61"/>
  </office:meta>
</office:document-meta>
</file>